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Condensed" svg:font-family="'Roboto Condensed'"/>
    <style:font-face style:name="Roboto Condensed1" svg:font-family="'Roboto Condensed'"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ba546" officeooo:paragraph-rsid="000ba546" style:font-weight-asian="bold" style:font-weight-complex="bold"/>
    </style:style>
    <style:style style:name="P2" style:family="paragraph" style:parent-style-name="Standard">
      <style:text-properties fo:font-weight="bold" officeooo:rsid="000e63e2" officeooo:paragraph-rsid="000e63e2" style:font-weight-asian="bold" style:font-weight-complex="bold"/>
    </style:style>
    <style:style style:name="P3" style:family="paragraph" style:parent-style-name="Standard">
      <style:text-properties fo:font-weight="bold" officeooo:rsid="001095e5" officeooo:paragraph-rsid="001095e5" style:font-weight-asian="bold" style:font-weight-complex="bold"/>
    </style:style>
    <style:style style:name="P4" style:family="paragraph" style:parent-style-name="Standard">
      <style:text-properties fo:font-weight="normal" officeooo:rsid="000ba546" officeooo:paragraph-rsid="000ba546" style:font-weight-asian="normal" style:font-weight-complex="normal"/>
    </style:style>
    <style:style style:name="P5" style:family="paragraph" style:parent-style-name="Standard">
      <style:text-properties fo:font-weight="normal" officeooo:rsid="000d5ec2" officeooo:paragraph-rsid="000d5ec2" style:font-weight-asian="normal" style:font-weight-complex="normal"/>
    </style:style>
    <style:style style:name="P6" style:family="paragraph" style:parent-style-name="Standard">
      <style:text-properties fo:font-weight="normal" officeooo:rsid="000e63e2" officeooo:paragraph-rsid="000e63e2" style:font-weight-asian="normal" style:font-weight-complex="normal"/>
    </style:style>
    <style:style style:name="P7" style:family="paragraph" style:parent-style-name="Standard">
      <style:text-properties fo:font-weight="normal" officeooo:rsid="000e63e2" officeooo:paragraph-rsid="001095e5" style:font-weight-asian="normal" style:font-weight-complex="normal"/>
    </style:style>
    <style:style style:name="P8" style:family="paragraph" style:parent-style-name="Standard">
      <style:text-properties fo:font-weight="normal" officeooo:rsid="001095e5" officeooo:paragraph-rsid="001095e5" style:font-weight-asian="normal" style:font-weight-complex="normal"/>
    </style:style>
    <style:style style:name="P9" style:family="paragraph" style:parent-style-name="Standard">
      <style:text-properties fo:font-weight="normal" officeooo:rsid="00131f27" officeooo:paragraph-rsid="00131f27" style:font-weight-asian="normal" style:font-weight-complex="normal"/>
    </style:style>
    <style:style style:name="P10" style:family="paragraph" style:parent-style-name="Standard">
      <style:text-properties style:font-name="Roboto Condensed1" fo:font-size="12pt" fo:font-weight="normal" officeooo:rsid="000e63e2" officeooo:paragraph-rsid="000e63e2" style:font-size-asian="12pt" style:font-weight-asian="normal" style:font-size-complex="12pt" style:font-weight-complex="normal"/>
    </style:style>
    <style:style style:name="P11" style:family="paragraph" style:parent-style-name="Standard">
      <style:text-properties style:text-outline="false" style:text-line-through-style="none" style:text-line-through-type="none" style:font-name="Roboto Condensed1" fo:font-size="12pt" fo:font-style="normal" fo:text-shadow="none" style:text-underline-style="none" fo:font-weight="normal" officeooo:rsid="000e63e2" officeooo:paragraph-rsid="000e63e2" style:font-size-asian="12pt" style:font-style-asian="normal" style:font-weight-asian="normal" style:font-size-complex="12pt" style:font-weight-complex="normal" style:text-emphasize="none"/>
    </style:style>
    <style:style style:name="P12" style:family="paragraph" style:parent-style-name="Standard" style:list-style-name="L1">
      <style:text-properties fo:font-weight="normal" officeooo:rsid="000d5ec2" officeooo:paragraph-rsid="000d5ec2" style:font-weight-asian="normal" style:font-weight-complex="normal"/>
    </style:style>
    <style:style style:name="P13" style:family="paragraph" style:parent-style-name="Standard">
      <style:text-properties fo:font-weight="normal" officeooo:rsid="000e63e2" officeooo:paragraph-rsid="001095e5" style:font-weight-asian="normal" style:font-weight-complex="normal"/>
    </style:style>
    <style:style style:name="P14" style:family="paragraph" style:parent-style-name="Standard">
      <style:text-properties fo:font-style="italic" fo:font-weight="normal" officeooo:rsid="00166814" officeooo:paragraph-rsid="00166814" style:font-style-asian="italic" style:font-weight-asian="normal" style:font-style-complex="italic" style:font-weight-complex="normal"/>
    </style:style>
    <style:style style:name="T1" style:family="text">
      <style:text-properties officeooo:rsid="000d5ec2"/>
    </style:style>
    <style:style style:name="T2" style:family="text">
      <style:text-properties officeooo:rsid="000fcfe3"/>
    </style:style>
    <style:style style:name="T3" style:family="text">
      <style:text-properties officeooo:rsid="00131f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pping support for German football clubs in Germany</text:p>
      <text:p text:style-name="P1"/>
      <text:p text:style-name="P4">Use google search data to map the support for <text:span text:style-name="T1">Bundesliga clubs (and big 2. BuLi clubs) and identify their catchment areas.</text:span></text:p>
      <text:p text:style-name="P4"/>
      <text:p text:style-name="P8">Develop a shiny app to <text:span text:style-name="T3">display the data interactively – starting with displaying all data for each individual club’s support base</text:span></text:p>
      <text:p text:style-name="P8"/>
      <text:p text:style-name="P9">Maybe look at displaying subregions as well? Or comparing certain teams?</text:p>
      <text:p text:style-name="P4"/>
      <text:p text:style-name="P5">This can be done in several, interesting ways:</text:p>
      <text:p text:style-name="P5"/>
      <text:list xml:id="list1479072907" text:style-name="L1">
        <text:list-item>
          <text:p text:style-name="P12">Split by subregion, showing which club is most popular in each. This will primarily show that Bayern are the biggest club in the country, and that Dortmund occupy a large space too. However, it will also show how big Hamburg are. Other clubs to consider would be RB Leipzig, Stuttgart, Koln.</text:p>
        </text:list-item>
        <text:list-item>
          <text:p text:style-name="P12">Show the distribution of interest for each club by subregion and/or city – This would likely have to be faceted data so as to avoid creating 18 different figures and cluttering the analysis. Possibly create this, and show it in the analysis, but host a full version on my website.</text:p>
        </text:list-item>
        <text:list-item>
          <text:p text:style-name="P12">Look at particular subregions (and cities) and compare the support for the clubs there – For example, I could look at the North Rhine-Westphalia and compare Dortmund, Schalke, Monchengladbach, Leverkusen, and Koln. I could also compare Hertha and Union, or St Pauli and Hamburg.</text:p>
        </text:list-item>
        <text:list-item>
          <text:p text:style-name="P12">Look at Bayern’s ownership of Bavaria – see how dominant they are in their own city and their own subregion.</text:p>
        </text:list-item>
      </text:list>
      <text:p text:style-name="P5"/>
      <text:p text:style-name="P5">These could all be fascinating, and should make up the wider article, leading to an eventual final piece that maps the catchment areas of each BuLi club (and a select few 2. BuLi clubs). This will attribute cities to clubs, and then find the “dead space” between the obvious catchments, and attribute that to the most popular club in that area.</text:p>
      <text:p text:style-name="P5"/>
      <text:p text:style-name="P2">Clubs by region:</text:p>
      <text:p text:style-name="P2"/>
      <text:p text:style-name="P10">Saxony – RB Leipzig</text:p>
      <text:p text:style-name="P10">Brandenburg – No big clubs</text:p>
      <text:p text:style-name="P10">North Rhine-Westphalia – Borussia Dortmund, Fortuna Dusseldorf, Koln, Bayer Leverkusen, Borussia Monchengladbach, Schalke, <text:span text:style-name="T2">Paderborn</text:span></text:p>
      <text:p text:style-name="P10">Rhineland-Palatinate – Mainz, Kaiserlautern</text:p>
      <text:p text:style-name="P10">Hesse - Frankfurt</text:p>
      <text:p text:style-name="P10">Bremen – Werder Bremen</text:p>
      <text:p text:style-name="P10">Lower Saxony – Hannover, Wolfsburg</text:p>
      <text:p text:style-name="P10">Saarland – No major clubs</text:p>
      <text:p text:style-name="P10"><text:soft-page-break/>Thuringia – No major clubs</text:p>
      <text:p text:style-name="P10">Berlin – Union, Hertha</text:p>
      <text:p text:style-name="P10">Saxony-Anhalt – No major clubs</text:p>
      <text:p text:style-name="P11">Mecklenburg-Vorpommern – No major clubs</text:p>
      <text:p text:style-name="P10">Bavaria – Augsburg, Nurnberg, Bayern, Ingolstadt, 1860 Munich</text:p>
      <text:p text:style-name="P11">Baden-Württemberg – Freiburg, Hoffenheim, Stuttgart</text:p>
      <text:p text:style-name="P10">Hamburg – Hamburg, St Pauli</text:p>
      <text:p text:style-name="P10">Schleswig-Holstein – <text:span text:style-name="T2">No major clubs</text:span></text:p>
      <text:p text:style-name="P6"/>
      <text:p text:style-name="P3">Links:</text:p>
      <text:p text:style-name="P7"/>
      <text:p text:style-name="P14">Shiny Apps:</text:p>
      <text:p text:style-name="P7"/>
      <text:p text:style-name="P7"><text:a xlink:type="simple" xlink:href="https://rstudio.github.io/shiny/tutorial/" text:style-name="Internet_20_link" text:visited-style-name="Visited_20_Internet_20_Link">https://rstudio.github.io/shiny/tutorial/</text:a></text:p>
      <text:p text:style-name="P7"/>
      <text:p text:style-name="P7"><text:a xlink:type="simple" xlink:href="https://shiny.rstudio.com/gallery/" text:style-name="Internet_20_link" text:visited-style-name="Visited_20_Internet_20_Link">https://shiny.rstudio.com/gallery/</text:a> </text:p>
      <text:p text:style-name="P7"/>
      <text:p text:style-name="P7"><text:a xlink:type="simple" xlink:href="http://shiny.rstudio.com/articles/shinyapps.html" text:style-name="Internet_20_link" text:visited-style-name="Visited_20_Internet_20_Link">http://shiny.rstudio.com/articles/shinyapps.html</text:a> </text:p>
      <text:p text:style-name="P7"/>
      <text:p text:style-name="P7"><text:a xlink:type="simple" xlink:href="https://shiny.rstudio.com/gallery/google-charts.html" text:style-name="Internet_20_link" text:visited-style-name="Visited_20_Internet_20_Link">https://shiny.rstudio.com/gallery/google-charts.html</text:a> </text:p>
      <text:p text:style-name="P7"/>
      <text:p text:style-name="P14">Using maps in R:</text:p>
      <text:p text:style-name="P7"/>
      <text:p text:style-name="P7"><text:a xlink:type="simple" xlink:href="https://toscano84.github.io/2018/07/using-r-to-analyse-the-german-federal-election/" text:style-name="Internet_20_link" text:visited-style-name="Visited_20_Internet_20_Link">https://toscano84.github.io/2018/07/using-r-to-analyse-the-german-federal-election/</text:a> </text:p>
      <text:p text:style-name="P7"/>
      <text:p text:style-name="P7"><text:a xlink:type="simple" xlink:href="https://klein.uk/teaching/viz/datavis-maps/" text:style-name="Internet_20_link" text:visited-style-name="Visited_20_Internet_20_Link">https://klein.uk/teaching/viz/datavis-maps/</text:a> </text:p>
      <text:p text:style-name="P7"/>
      <text:p text:style-name="P7"><text:a xlink:type="simple" xlink:href="https://www.r-bloggers.com/case-study-mapping-german-zip-codes-in-r/" text:style-name="Internet_20_link" text:visited-style-name="Visited_20_Internet_20_Link">https://www.r-bloggers.com/case-study-mapping-german-zip-codes-in-r/</text:a> </text:p>
      <text:p text:style-name="P7"/>
      <text:p text:style-name="P7"><text:a xlink:type="simple" xlink:href="https://ryouready.wordpress.com/2009/11/16/infomaps-using-r-visualizing-german-unemployment-rates-by-color-on-a-map/" text:style-name="Internet_20_link" text:visited-style-name="Visited_20_Internet_20_Link">https://ryouready.wordpress.com/2009/11/16/infomaps-using-r-visualizing-german-unemployment-rates-by-color-on-a-map/</text:a></text:p>
      <text:p text:style-name="P7"/>
      <text:p text:style-name="P7"><text:a xlink:type="simple" xlink:href="http://www.storybench.org/mapping-search-data-from-google-trends-in-r/" text:style-name="Internet_20_link" text:visited-style-name="Visited_20_Internet_20_Link">http://www.storybench.org/mapping-search-data-from-google-trends-in-r/</text:a> </text:p>
      <text:p text:style-name="P7"/>
      <text:p text:style-name="P7"><text:a xlink:type="simple" xlink:href="https://eriqande.github.io/rep-res-web/lectures/making-maps-with-R.html" text:style-name="Internet_20_link" text:visited-style-name="Visited_20_Internet_20_Link">https://eriqande.github.io/rep-res-web/lectures/making-maps-with-R.html</text:a> </text:p>
      <text:p text:style-name="P7"/>
      <text:p text:style-name="P7"><text:a xlink:type="simple" xlink:href="https://static1.squarespace.com/static/55ca3eafe4b05bb65abd54ff/t/574865601bbee06999548a9b/1464362348307/387+Boehnert.pdf?utm_content=buffer2734f&amp;utm_medium=social&amp;utm_source=twitter.com&amp;utm_campaign=buffer" text:style-name="Internet_20_link" text:visited-style-name="Visited_20_Internet_20_Link">https://static1.squarespace.com/static/55ca3eafe4b05bb65abd54ff/t/574865601bbee06999548a9b/1464362348307/387+Boehnert.pdf?utm_content=buffer2734f&amp;utm_medium=social&amp;utm_source=twitter.com&amp;utm_campaign=buffer</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Condensed" svg:font-family="'Roboto Condensed'"/>
    <style:font-face style:name="Roboto Condensed1" svg:font-family="'Roboto Condensed'"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Condensed"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Roboto Condensed"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Roboto Condensed" fo:font-family="'Roboto Condensed'"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Roboto Condensed" fo:font-family="'Roboto Condensed'"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Roboto Condensed" fo:font-family="'Roboto Condensed'"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Roboto Condensed" fo:font-family="'Roboto Condensed'"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8T16:16:20.539735308</meta:creation-date>
    <dc:date>2019-08-12T22:58:40.844835456</dc:date>
    <meta:editing-duration>PT16H11M19S</meta:editing-duration>
    <meta:editing-cycles>7</meta:editing-cycles>
    <meta:generator>LibreOffice/6.1.6.3$Linux_X86_64 LibreOffice_project/10$Build-3</meta:generator>
    <meta:document-statistic meta:table-count="0" meta:image-count="0" meta:object-count="0" meta:page-count="2" meta:paragraph-count="41" meta:word-count="387" meta:character-count="3225" meta:non-whitespace-character-count="2855"/>
  </office:meta>
</office:document-meta>
</file>